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g draw:name="Group 9" draw:id="id63">
          <svg:title/>
          <svg:desc/>
          <draw:custom-shape svg:x="0.10692in" svg:y="2.32075in" svg:width="4.14465in" svg:height="2.98113in" draw:id="id70" draw:style-name="a417" draw:name="Rectangle 7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57547in" svg:height="3.89937in" draw:id="id71" draw:style-name="a420" draw:transform="translate(-0.28773in -1.94968in) rotate(-1.5708) translate(2.16352in 3.06447in)" draw:name="Right Brace 3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</draw:g>
        <draw:frame draw:id="id64" presentation:style-name="a360" draw:name="Title 1" svg:x="0.91667in" svg:y="0.2861in" svg:width="11.5in" svg:height="1.44965in" presentation:class="title" presentation:placeholder="false">
          <draw:text-box>
            <text:p text:style-name="a359" text:class-names="" text:cond-style-name=""><text:span text:style-name="a357" text:class-names="">Pilot study for better digital teaching tools</text:span><text:span text:style-name="a358" text:class-names=""/></text:p>
          </draw:text-box>
          <svg:title/>
          <svg:desc/>
        </draw:frame>
        <draw:frame draw:id="id65" presentation:style-name="a384" draw:name="Content Placeholder 2" svg:x="-0.73113in" svg:y="2.39276in" svg:width="5.75in" svg:height="4.758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1" text:class-names="">Total</text:span><text:span text:style-name="a362" text:class-names=""><text:s text:c="1"/></text:span><text:span text:style-name="a363" text:class-names="">time:</text:span><text:span text:style-name="a364" text:class-names=""><text:s text:c="1"/></text:span><text:span text:style-name="a365" text:class-names="">15</text:span><text:span text:style-name="a366" text:class-names=""><text:s text:c="1"/></text:span><text:span text:style-name="a367" text:class-names="">minutes<text:s text:c="1"/>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10 min play with app</text:span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+</text:span><text:span text:style-name="a377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0" text:class-names="">5 min questions</text:span><text:span text:style-name="a381" text:class-names=""/></text:p>
              </text:list-item>
            </text:list>
          </draw:text-box>
          <svg:title/>
          <svg:desc/>
        </draw:frame>
        <draw:frame draw:id="id66" draw:style-name="a403" draw:name="Content Placeholder 2" svg:x="3.81761in" svg:y="2.32075in" svg:width="5.75in" svg:height="4.75868in">
          <draw:text-box>
            <text:p text:style-name="a386" text:class-names="" text:cond-style-name=""><text:span text:style-name="a385" text:class-names="">Topic:</text:span></text:p>
            <text:p text:style-name="a391" text:class-names="" text:cond-style-name=""><text:span text:style-name="a387" text:class-names="">Population</text:span><text:span text:style-name="a388" text:class-names=""><text:s text:c="1"/></text:span><text:span text:style-name="a389" text:class-names="">genetics,</text:span><text:span text:style-name="a390" text:class-names=""/></text:p>
            <text:p text:style-name="a393" text:class-names="" text:cond-style-name=""><text:span text:style-name="a392" text:class-names="">Underdominance</text:span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/></text:p>
            <text:p text:style-name="a399" text:class-names="" text:cond-style-name=""><text:span text:style-name="a398" text:class-names=""/></text:p>
            <text:p text:style-name="a402" text:class-names="" text:cond-style-name=""><text:span text:style-name="a400" text:class-names=""><text:a xlink:href="https://tinyurl.com/underdom" text:style-name="" text:visited-style-name="">https://tinyurl.com/underdom</text:a></text:span><text:span text:style-name="a401" text:class-names=""/></text:p>
          </draw:text-box>
          <svg:title/>
          <svg:desc/>
        </draw:frame>
        <draw:g draw:name="Group 10" draw:id="id67">
          <svg:title/>
          <svg:desc/>
          <draw:custom-shape svg:x="9.08176in" svg:y="2.32075in" svg:width="4.14465in" svg:height="2.98113in" draw:id="id68" draw:style-name="a406" draw:name="Rectangle 8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9" draw:style-name="a414" draw:name="Content Placeholder 2" svg:x="8.36635in" svg:y="2.55487in" svg:width="5.75in" svg:height="2.5129in">
            <draw:text-box>
              <text:p text:style-name="a408" text:class-names="" text:cond-style-name=""><text:span text:style-name="a407" text:class-names="">Your responses</text:span></text:p>
              <text:p text:style-name="a411" text:class-names="" text:cond-style-name=""><text:span text:style-name="a409" text:class-names="">a</text:span><text:span text:style-name="a410" text:class-names="">re confidential.</text:span></text:p>
              <text:p text:style-name="a413" text:class-names="" text:cond-style-name=""><text:span text:style-name="a412" text:class-names=""><text:line-break/>We have treats!<text:line-break/>🍫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.05.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.05.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.05.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.05.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.05.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.05.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.05.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.05.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.05.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.05.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.05.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.05.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henu, Ana-Hermina (BIOINFORMATICS)</meta:initial-creator>
    <dc:creator>Ghenu, Ana-Hermina (BIOINFORMATICS)</dc:creator>
    <meta:creation-date>2025-05-26T10:02:27Z</meta:creation-date>
    <dc:date>2025-05-27T13:16:15Z</dc:date>
    <meta:editing-cycles>1</meta:editing-cycles>
    <meta:editing-duration>PT6229S</meta:editing-duration>
    <meta:document-statistic meta:paragraph-count="16" meta:word-count="46"/>
  </office:meta>
</office:document-meta>
</file>